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stgresCallMetaDataProvider.byPassReturnParameter( String parameter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CallMetaDataProvider.getRefCursorSql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CallMetaDataProvider.isRefCursor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CallMetaDataProvider.isReturnResultSe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CallMetaDataProvider.metaDataSchemaNameToUse( @ Nullable String schema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CallMetaDataProvider.PostgresCallMetaDataProvider( DatabaseMetaData databaseMeta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ostgresCallMetaDataProvider.createDefaultOutParameter( String parameterName , CallParameterMetaData me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